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ffff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ackground-color="#66ffff" fo:border-left="0.06pt solid #000000" fo:border-right="0.06pt solid #000000" fo:border-top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ackground-color="#66ffff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66ffff" fo:border-left="none" fo:border-right="0.06pt solid #000000" fo:border-top="non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ce3"/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<text:span text:style-name="T1">Δ</text:span>t</text:p>
          </table:table-cell>
          <table:table-cell table:style-name="ce1" office:value-type="string" calcext:value-type="string">
            <text:p><text:span text:style-name="T1">Δ</text:span>t</text:p>
          </table:table-cell>
          <table:table-cell table:style-name="ce1" office:value-type="string" calcext:value-type="string">
            <text:p><text:span text:style-name="T1">Δφ</text:span></text:p>
          </table:table-cell>
          <table:table-cell table:style-name="ce1" office:value-type="string" calcext:value-type="string">
            <text:p>U (EPP)</text:p>
          </table:table-cell>
          <table:table-cell table:style-name="ce1" office:value-type="string" calcext:value-type="string">
            <text:p>U <text:s/>(RPP)</text:p>
          </table:table-cell>
          <table:table-cell table:number-columns-repeated="2" table:style-name="ce1" office:value-type="string" calcext:value-type="string">
            <text:p>I (PP)</text:p>
          </table:table-cell>
          <table:table-cell table:style-name="ce1" office:value-type="string" calcext:value-type="string">
            <text:p>|Z|</text:p>
          </table:table-cell>
          <table:table-cell table:style-name="ce1" office:value-type="string" calcext:value-type="string">
            <text:p>|Y|</text:p>
          </table:table-cell>
          <table:table-cell table:style-name="ce1" office:value-type="string" calcext:value-type="string">
            <text:p>Re(Z)</text:p>
          </table:table-cell>
          <table:table-cell table:style-name="ce1" office:value-type="string" calcext:value-type="string">
            <text:p>Im(Z)</text:p>
          </table:table-cell>
          <table:table-cell table:style-name="ce1" office:value-type="string" calcext:value-type="string">
            <text:p>Re(Y)</text:p>
          </table:table-cell>
          <table:table-cell table:style-name="ce4" office:value-type="string" calcext:value-type="string">
            <text:p>Im(Y)</text:p>
          </table:table-cell>
        </table:table-row>
        <table:table-row table:style-name="ro1">
          <table:table-cell table:style-name="ce2" office:value-type="string" calcext:value-type="string">
            <text:p>(Hz)</text:p>
          </table:table-cell>
          <table:table-cell table:style-name="ce2" office:value-type="string" calcext:value-type="string">
            <text:p>(µs)</text:p>
          </table:table-cell>
          <table:table-cell table:style-name="ce2" office:value-type="string" calcext:value-type="string">
            <text:p>(s)</text:p>
          </table:table-cell>
          <table:table-cell table:style-name="ce2" office:value-type="string" calcext:value-type="string">
            <text:p>(rad)</text:p>
          </table:table-cell>
          <table:table-cell table:number-columns-repeated="2" table:style-name="ce2" office:value-type="string" calcext:value-type="string">
            <text:p>(V)</text:p>
          </table:table-cell>
          <table:table-cell table:style-name="ce2" office:value-type="string" calcext:value-type="string">
            <text:p>(A)</text:p>
          </table:table-cell>
          <table:table-cell table:style-name="ce2" office:value-type="string" calcext:value-type="string">
            <text:p>(nA)</text:p>
          </table:table-cell>
          <table:table-cell table:style-name="ce2" table:number-columns-repeated="5"/>
          <table:table-cell table:style-name="ce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table:formula="of:=([.B3]/1000000)" office:value-type="float" office:value="0.0009" calcext:value-type="float">
            <text:p>0.0009</text:p>
          </table:table-cell>
          <table:table-cell table:formula="of:=[.C3]*[.A3]*2*PI()" office:value-type="float" office:value="1.13097335529233" calcext:value-type="float">
            <text:p>1.1309733553</text:p>
          </table:table-cell>
          <table:table-cell office:value-type="float" office:value="7.2" calcext:value-type="float">
            <text:p>7.2</text:p>
          </table:table-cell>
          <table:table-cell office:value-type="float" office:value="2.68" calcext:value-type="float">
            <text:p>2.68</text:p>
          </table:table-cell>
          <table:table-cell table:formula="of:=[.F3]/(470)" office:value-type="float" office:value="0.00570212765957447" calcext:value-type="float">
            <text:p>0.0057021277</text:p>
          </table:table-cell>
          <table:table-cell table:formula="of:=[.G3]/(10^9)" office:value-type="float" office:value="0.00000000000570212765957447" calcext:value-type="float">
            <text:p>5.70212765957447E-12</text:p>
          </table:table-cell>
          <table:table-cell table:formula="of:=[.E3]/[.G3]" office:value-type="float" office:value="1262.68656716418" calcext:value-type="float">
            <text:p>1262.6865671642</text:p>
          </table:table-cell>
          <table:table-cell table:formula="of:=1/([.I3])" office:value-type="float" office:value="0.000791962174940898" calcext:value-type="float">
            <text:p>0.0007919622</text:p>
          </table:table-cell>
          <table:table-cell table:formula="of:=[.I3]*COS([.D3])" office:value-type="float" office:value="537.625792035898" calcext:value-type="float">
            <text:p>537.6257920359</text:p>
          </table:table-cell>
          <table:table-cell table:formula="of:=[.I3]*SIN([.D3])" office:value-type="float" office:value="1142.5129647556" calcext:value-type="float">
            <text:p>1142.5129647556</text:p>
          </table:table-cell>
          <table:table-cell table:formula="of:=[.J3]*COS([.D3])" office:value-type="float" office:value="0.00033720109379267" calcext:value-type="float">
            <text:p>0.0003372011</text:p>
          </table:table-cell>
          <table:table-cell table:formula="of:=[.J3]*SIN([.D3])" office:value-type="float" office:value="0.000716588800416351" calcext:value-type="float">
            <text:p>0.00071658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table:formula="of:=([.B4]/1000000)" office:value-type="float" office:value="0.00054" calcext:value-type="float">
            <text:p>0.00054</text:p>
          </table:table-cell>
          <table:table-cell table:formula="of:=[.C4]*[.A4]*2*PI()" office:value-type="float" office:value="1.01787601976309" calcext:value-type="float">
            <text:p>1.0178760198</text:p>
          </table:table-cell>
          <table:table-cell office:value-type="float" office:value="7.04" calcext:value-type="float">
            <text:p>7.04</text:p>
          </table:table-cell>
          <table:table-cell office:value-type="float" office:value="3.6" calcext:value-type="float">
            <text:p>3.6</text:p>
          </table:table-cell>
          <table:table-cell table:formula="of:=[.F4]/(470)" office:value-type="float" office:value="0.00765957446808511" calcext:value-type="float">
            <text:p>0.0076595745</text:p>
          </table:table-cell>
          <table:table-cell table:formula="of:=[.G4]/(10^9)" office:value-type="float" office:value="0.00000000000765957446808511" calcext:value-type="float">
            <text:p>7.65957446808511E-12</text:p>
          </table:table-cell>
          <table:table-cell table:formula="of:=[.E4]/[.G4]" office:value-type="float" office:value="919.111111111111" calcext:value-type="float">
            <text:p>919.1111111111</text:p>
          </table:table-cell>
          <table:table-cell table:formula="of:=1/([.I4])" office:value-type="float" office:value="0.00108800773694391" calcext:value-type="float">
            <text:p>0.0010880077</text:p>
          </table:table-cell>
          <table:table-cell table:formula="of:=[.I4]*COS([.D4])" office:value-type="float" office:value="482.693837671093" calcext:value-type="float">
            <text:p>482.6938376711</text:p>
          </table:table-cell>
          <table:table-cell table:formula="of:=[.I4]*SIN([.D4])" office:value-type="float" office:value="782.158483711743" calcext:value-type="float">
            <text:p>782.1584837117</text:p>
          </table:table-cell>
          <table:table-cell table:formula="of:=[.J4]*COS([.D4])" office:value-type="float" office:value="0.000571394060644543" calcext:value-type="float">
            <text:p>0.0005713941</text:p>
          </table:table-cell>
          <table:table-cell table:formula="of:=[.J4]*SIN([.D4])" office:value-type="float" office:value="0.000925888580289196" calcext:value-type="float">
            <text:p>0.00092588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 table:formula="of:=([.B5]/1000000)" office:value-type="float" office:value="0.00036" calcext:value-type="float">
            <text:p>0.00036</text:p>
          </table:table-cell>
          <table:table-cell table:formula="of:=[.C5]*[.A5]*2*PI()" office:value-type="float" office:value="0.90477868423386" calcext:value-type="float">
            <text:p>0.9047786842</text:p>
          </table:table-cell>
          <table:table-cell office:value-type="float" office:value="6.96" calcext:value-type="float">
            <text:p>6.96</text:p>
          </table:table-cell>
          <table:table-cell office:value-type="float" office:value="4.32" calcext:value-type="float">
            <text:p>4.32</text:p>
          </table:table-cell>
          <table:table-cell table:formula="of:=[.F5]/(470)" office:value-type="float" office:value="0.00919148936170213" calcext:value-type="float">
            <text:p>0.0091914894</text:p>
          </table:table-cell>
          <table:table-cell table:formula="of:=[.G5]/(10^9)" office:value-type="float" office:value="0.00000000000919148936170213" calcext:value-type="float">
            <text:p>9.19148936170213E-12</text:p>
          </table:table-cell>
          <table:table-cell table:formula="of:=[.E5]/[.G5]" office:value-type="float" office:value="757.222222222222" calcext:value-type="float">
            <text:p>757.2222222222</text:p>
          </table:table-cell>
          <table:table-cell table:formula="of:=1/([.I5])" office:value-type="float" office:value="0.00132061628760088" calcext:value-type="float">
            <text:p>0.0013206163</text:p>
          </table:table-cell>
          <table:table-cell table:formula="of:=[.I5]*COS([.D5])" office:value-type="float" office:value="467.857029245625" calcext:value-type="float">
            <text:p>467.8570292456</text:p>
          </table:table-cell>
          <table:table-cell table:formula="of:=[.I5]*SIN([.D5])" office:value-type="float" office:value="595.395073890117" calcext:value-type="float">
            <text:p>595.3950738901</text:p>
          </table:table-cell>
          <table:table-cell table:formula="of:=[.J5]*COS([.D5])" office:value-type="float" office:value="0.000815955468497874" calcext:value-type="float">
            <text:p>0.0008159555</text:p>
          </table:table-cell>
          <table:table-cell table:formula="of:=[.J5]*SIN([.D5])" office:value-type="float" office:value="0.00103838531023178" calcext:value-type="float">
            <text:p>0.00103838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5" calcext:value-type="float">
            <text:p>245</text:p>
          </table:table-cell>
          <table:table-cell table:formula="of:=([.B6]/1000000)" office:value-type="float" office:value="0.000245" calcext:value-type="float">
            <text:p>0.000245</text:p>
          </table:table-cell>
          <table:table-cell table:formula="of:=[.C6]*[.A6]*2*PI()" office:value-type="float" office:value="0.769690200129499" calcext:value-type="float">
            <text:p>0.7696902001</text:p>
          </table:table-cell>
          <table:table-cell office:value-type="float" office:value="6.8" calcext:value-type="float">
            <text:p>6.8</text:p>
          </table:table-cell>
          <table:table-cell office:value-type="float" office:value="4.8" calcext:value-type="float">
            <text:p>4.8</text:p>
          </table:table-cell>
          <table:table-cell table:formula="of:=[.F6]/(470)" office:value-type="float" office:value="0.0102127659574468" calcext:value-type="float">
            <text:p>0.010212766</text:p>
          </table:table-cell>
          <table:table-cell table:formula="of:=[.G6]/(10^9)" office:value-type="float" office:value="0.0000000000102127659574468" calcext:value-type="float">
            <text:p>1.02127659574468E-11</text:p>
          </table:table-cell>
          <table:table-cell table:formula="of:=[.E6]/[.G6]" office:value-type="float" office:value="665.833333333333" calcext:value-type="float">
            <text:p>665.8333333333</text:p>
          </table:table-cell>
          <table:table-cell table:formula="of:=1/([.I6])" office:value-type="float" office:value="0.00150187734668335" calcext:value-type="float">
            <text:p>0.0015018773</text:p>
          </table:table-cell>
          <table:table-cell table:formula="of:=[.I6]*COS([.D6])" office:value-type="float" office:value="478.15242659399" calcext:value-type="float">
            <text:p>478.152426594</text:p>
          </table:table-cell>
          <table:table-cell table:formula="of:=[.I6]*SIN([.D6])" office:value-type="float" office:value="463.361937064383" calcext:value-type="float">
            <text:p>463.3619370644</text:p>
          </table:table-cell>
          <table:table-cell table:formula="of:=[.J6]*COS([.D6])" office:value-type="float" office:value="0.00107853761866812" calcext:value-type="float">
            <text:p>0.0010785376</text:p>
          </table:table-cell>
          <table:table-cell table:formula="of:=[.J6]*SIN([.D6])" office:value-type="float" office:value="0.00104517566446906" calcext:value-type="float">
            <text:p>0.00104517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table:formula="of:=([.B7]/1000000)" office:value-type="float" office:value="0.00018" calcext:value-type="float">
            <text:p>0.00018</text:p>
          </table:table-cell>
          <table:table-cell table:formula="of:=[.C7]*[.A7]*2*PI()" office:value-type="float" office:value="0.678584013175395" calcext:value-type="float">
            <text:p>0.6785840132</text:p>
          </table:table-cell>
          <table:table-cell office:value-type="float" office:value="6.72" calcext:value-type="float">
            <text:p>6.72</text:p>
          </table:table-cell>
          <table:table-cell office:value-type="float" office:value="5.16" calcext:value-type="float">
            <text:p>5.16</text:p>
          </table:table-cell>
          <table:table-cell table:formula="of:=[.F7]/(470)" office:value-type="float" office:value="0.0109787234042553" calcext:value-type="float">
            <text:p>0.0109787234</text:p>
          </table:table-cell>
          <table:table-cell table:formula="of:=[.G7]/(10^9)" office:value-type="float" office:value="0.0000000000109787234042553" calcext:value-type="float">
            <text:p>1.09787234042553E-11</text:p>
          </table:table-cell>
          <table:table-cell table:formula="of:=[.E7]/[.G7]" office:value-type="float" office:value="612.093023255814" calcext:value-type="float">
            <text:p>612.0930232558</text:p>
          </table:table-cell>
          <table:table-cell table:formula="of:=1/([.I7])" office:value-type="float" office:value="0.00163373860182371" calcext:value-type="float">
            <text:p>0.0016337386</text:p>
          </table:table-cell>
          <table:table-cell table:formula="of:=[.I7]*COS([.D7])" office:value-type="float" office:value="476.491343656839" calcext:value-type="float">
            <text:p>476.4913436568</text:p>
          </table:table-cell>
          <table:table-cell table:formula="of:=[.I7]*SIN([.D7])" office:value-type="float" office:value="384.205503003982" calcext:value-type="float">
            <text:p>384.205503004</text:p>
          </table:table-cell>
          <table:table-cell table:formula="of:=[.J7]*COS([.D7])" office:value-type="float" office:value="0.00127180391213457" calcext:value-type="float">
            <text:p>0.0012718039</text:p>
          </table:table-cell>
          <table:table-cell table:formula="of:=[.J7]*SIN([.D7])" office:value-type="float" office:value="0.00102548360697189" calcext:value-type="float">
            <text:p>0.00102548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([.B8]/1000000)" office:value-type="float" office:value="0.00014" calcext:value-type="float">
            <text:p>0.00014</text:p>
          </table:table-cell>
          <table:table-cell table:formula="of:=[.C8]*[.A8]*2*PI()" office:value-type="float" office:value="0.615752160103599" calcext:value-type="float">
            <text:p>0.6157521601</text:p>
          </table:table-cell>
          <table:table-cell office:value-type="float" office:value="6.64" calcext:value-type="float">
            <text:p>6.64</text:p>
          </table:table-cell>
          <table:table-cell office:value-type="float" office:value="5.4" calcext:value-type="float">
            <text:p>5.4</text:p>
          </table:table-cell>
          <table:table-cell table:formula="of:=[.F8]/(470)" office:value-type="float" office:value="0.0114893617021277" calcext:value-type="float">
            <text:p>0.0114893617</text:p>
          </table:table-cell>
          <table:table-cell table:formula="of:=[.G8]/(10^9)" office:value-type="float" office:value="0.0000000000114893617021277" calcext:value-type="float">
            <text:p>1.14893617021277E-11</text:p>
          </table:table-cell>
          <table:table-cell table:formula="of:=[.E8]/[.G8]" office:value-type="float" office:value="577.925925925926" calcext:value-type="float">
            <text:p>577.9259259259</text:p>
          </table:table-cell>
          <table:table-cell table:formula="of:=1/([.I8])" office:value-type="float" office:value="0.00173032555754935" calcext:value-type="float">
            <text:p>0.0017303256</text:p>
          </table:table-cell>
          <table:table-cell table:formula="of:=[.I8]*COS([.D8])" office:value-type="float" office:value="471.783617340405" calcext:value-type="float">
            <text:p>471.7836173404</text:p>
          </table:table-cell>
          <table:table-cell table:formula="of:=[.I8]*SIN([.D8])" office:value-type="float" office:value="333.794239414854" calcext:value-type="float">
            <text:p>333.7942394149</text:p>
          </table:table-cell>
          <table:table-cell table:formula="of:=[.J8]*COS([.D8])" office:value-type="float" office:value="0.00141253266914663" calcext:value-type="float">
            <text:p>0.0014125327</text:p>
          </table:table-cell>
          <table:table-cell table:formula="of:=[.J8]*SIN([.D8])" office:value-type="float" office:value="0.000999388810074418" calcext:value-type="float">
            <text:p>0.00099938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" calcext:value-type="float">
            <text:p>110</text:p>
          </table:table-cell>
          <table:table-cell table:formula="of:=([.B9]/1000000)" office:value-type="float" office:value="0.00011" calcext:value-type="float">
            <text:p>0.00011</text:p>
          </table:table-cell>
          <table:table-cell table:formula="of:=[.C9]*[.A9]*2*PI()" office:value-type="float" office:value="0.552920307031804" calcext:value-type="float">
            <text:p>0.552920307</text:p>
          </table:table-cell>
          <table:table-cell office:value-type="float" office:value="6.64" calcext:value-type="float">
            <text:p>6.64</text:p>
          </table:table-cell>
          <table:table-cell office:value-type="float" office:value="5.6" calcext:value-type="float">
            <text:p>5.6</text:p>
          </table:table-cell>
          <table:table-cell table:formula="of:=[.F9]/(470)" office:value-type="float" office:value="0.0119148936170213" calcext:value-type="float">
            <text:p>0.0119148936</text:p>
          </table:table-cell>
          <table:table-cell table:formula="of:=[.G9]/(10^9)" office:value-type="float" office:value="0.0000000000119148936170213" calcext:value-type="float">
            <text:p>1.19148936170213E-11</text:p>
          </table:table-cell>
          <table:table-cell table:formula="of:=[.E9]/[.G9]" office:value-type="float" office:value="557.285714285714" calcext:value-type="float">
            <text:p>557.2857142857</text:p>
          </table:table-cell>
          <table:table-cell table:formula="of:=1/([.I9])" office:value-type="float" office:value="0.00179441168931043" calcext:value-type="float">
            <text:p>0.0017944117</text:p>
          </table:table-cell>
          <table:table-cell table:formula="of:=[.I9]*COS([.D9])" office:value-type="float" office:value="474.247067640156" calcext:value-type="float">
            <text:p>474.2470676402</text:p>
          </table:table-cell>
          <table:table-cell table:formula="of:=[.I9]*SIN([.D9])" office:value-type="float" office:value="292.672318782716" calcext:value-type="float">
            <text:p>292.6723187827</text:p>
          </table:table-cell>
          <table:table-cell table:formula="of:=[.J9]*COS([.D9])" office:value-type="float" office:value="0.00152703444567107" calcext:value-type="float">
            <text:p>0.0015270344</text:p>
          </table:table-cell>
          <table:table-cell table:formula="of:=[.J9]*SIN([.D9])" office:value-type="float" office:value="0.00094237949493183" calcext:value-type="float">
            <text:p>0.00094237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formula="of:=([.B10]/1000000)" office:value-type="float" office:value="0.00009" calcext:value-type="float">
            <text:p>0.00009</text:p>
          </table:table-cell>
          <table:table-cell table:formula="of:=[.C10]*[.A10]*2*PI()" office:value-type="float" office:value="0.508938009881546" calcext:value-type="float">
            <text:p>0.5089380099</text:p>
          </table:table-cell>
          <table:table-cell office:value-type="float" office:value="6.64" calcext:value-type="float">
            <text:p>6.64</text:p>
          </table:table-cell>
          <table:table-cell office:value-type="float" office:value="5.76" calcext:value-type="float">
            <text:p>5.76</text:p>
          </table:table-cell>
          <table:table-cell table:formula="of:=[.F10]/(470)" office:value-type="float" office:value="0.0122553191489362" calcext:value-type="float">
            <text:p>0.0122553191</text:p>
          </table:table-cell>
          <table:table-cell table:formula="of:=[.G10]/(10^9)" office:value-type="float" office:value="0.0000000000122553191489362" calcext:value-type="float">
            <text:p>1.22553191489362E-11</text:p>
          </table:table-cell>
          <table:table-cell table:formula="of:=[.E10]/[.G10]" office:value-type="float" office:value="541.805555555556" calcext:value-type="float">
            <text:p>541.8055555556</text:p>
          </table:table-cell>
          <table:table-cell table:formula="of:=1/([.I10])" office:value-type="float" office:value="0.0018456805947193" calcext:value-type="float">
            <text:p>0.0018456806</text:p>
          </table:table-cell>
          <table:table-cell table:formula="of:=[.I10]*COS([.D10])" office:value-type="float" office:value="473.138449474097" calcext:value-type="float">
            <text:p>473.1384494741</text:p>
          </table:table-cell>
          <table:table-cell table:formula="of:=[.I10]*SIN([.D10])" office:value-type="float" office:value="263.994825063128" calcext:value-type="float">
            <text:p>263.9948250631</text:p>
          </table:table-cell>
          <table:table-cell table:formula="of:=[.J10]*COS([.D10])" office:value-type="float" office:value="0.00161176356693961" calcext:value-type="float">
            <text:p>0.0016117636</text:p>
          </table:table-cell>
          <table:table-cell table:formula="of:=[.J10]*SIN([.D10])" office:value-type="float" office:value="0.000899308101825786" calcext:value-type="float">
            <text:p>0.00089930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6" calcext:value-type="float">
            <text:p>76</text:p>
          </table:table-cell>
          <table:table-cell table:formula="of:=([.B11]/1000000)" office:value-type="float" office:value="0.000076" calcext:value-type="float">
            <text:p>0.000076</text:p>
          </table:table-cell>
          <table:table-cell table:formula="of:=[.C11]*[.A11]*2*PI()" office:value-type="float" office:value="0.477522083345649" calcext:value-type="float">
            <text:p>0.4775220833</text:p>
          </table:table-cell>
          <table:table-cell office:value-type="float" office:value="6.64" calcext:value-type="float">
            <text:p>6.64</text:p>
          </table:table-cell>
          <table:table-cell office:value-type="float" office:value="5.84" calcext:value-type="float">
            <text:p>5.84</text:p>
          </table:table-cell>
          <table:table-cell table:formula="of:=[.F11]/(470)" office:value-type="float" office:value="0.0124255319148936" calcext:value-type="float">
            <text:p>0.0124255319</text:p>
          </table:table-cell>
          <table:table-cell table:formula="of:=[.G11]/(10^9)" office:value-type="float" office:value="0.0000000000124255319148936" calcext:value-type="float">
            <text:p>1.24255319148936E-11</text:p>
          </table:table-cell>
          <table:table-cell table:formula="of:=[.E11]/[.G11]" office:value-type="float" office:value="534.383561643836" calcext:value-type="float">
            <text:p>534.3835616438</text:p>
          </table:table-cell>
          <table:table-cell table:formula="of:=1/([.I11])" office:value-type="float" office:value="0.00187131504742374" calcext:value-type="float">
            <text:p>0.001871315</text:p>
          </table:table-cell>
          <table:table-cell table:formula="of:=[.I11]*COS([.D11])" office:value-type="float" office:value="474.60551874269" calcext:value-type="float">
            <text:p>474.6055187427</text:p>
          </table:table-cell>
          <table:table-cell table:formula="of:=[.I11]*SIN([.D11])" office:value-type="float" office:value="245.591922778688" calcext:value-type="float">
            <text:p>245.5919227787</text:p>
          </table:table-cell>
          <table:table-cell table:formula="of:=[.J11]*COS([.D11])" office:value-type="float" office:value="0.00166198310083027" calcext:value-type="float">
            <text:p>0.0016619831</text:p>
          </table:table-cell>
          <table:table-cell table:formula="of:=[.J11]*SIN([.D11])" office:value-type="float" office:value="0.000860018708673894" calcext:value-type="float">
            <text:p>0.00086001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2" calcext:value-type="float">
            <text:p>62</text:p>
          </table:table-cell>
          <table:table-cell table:formula="of:=([.B12]/1000000)" office:value-type="float" office:value="0.000062" calcext:value-type="float">
            <text:p>0.000062</text:p>
          </table:table-cell>
          <table:table-cell table:formula="of:=[.C12]*[.A12]*2*PI()" office:value-type="float" office:value="0.428513237949648" calcext:value-type="float">
            <text:p>0.4285132379</text:p>
          </table:table-cell>
          <table:table-cell office:value-type="float" office:value="6.64" calcext:value-type="float">
            <text:p>6.64</text:p>
          </table:table-cell>
          <table:table-cell office:value-type="float" office:value="5.92" calcext:value-type="float">
            <text:p>5.92</text:p>
          </table:table-cell>
          <table:table-cell table:formula="of:=[.F12]/(470)" office:value-type="float" office:value="0.0125957446808511" calcext:value-type="float">
            <text:p>0.0125957447</text:p>
          </table:table-cell>
          <table:table-cell table:formula="of:=[.G12]/(10^9)" office:value-type="float" office:value="0.0000000000125957446808511" calcext:value-type="float">
            <text:p>1.25957446808511E-11</text:p>
          </table:table-cell>
          <table:table-cell table:formula="of:=[.E12]/[.G12]" office:value-type="float" office:value="527.162162162162" calcext:value-type="float">
            <text:p>527.1621621622</text:p>
          </table:table-cell>
          <table:table-cell table:formula="of:=1/([.I12])" office:value-type="float" office:value="0.00189694950012817" calcext:value-type="float">
            <text:p>0.0018969495</text:p>
          </table:table-cell>
          <table:table-cell table:formula="of:=[.I12]*COS([.D12])" office:value-type="float" office:value="479.498548831889" calcext:value-type="float">
            <text:p>479.4985488319</text:p>
          </table:table-cell>
          <table:table-cell table:formula="of:=[.I12]*SIN([.D12])" office:value-type="float" office:value="219.045855664055" calcext:value-type="float">
            <text:p>219.0458556641</text:p>
          </table:table-cell>
          <table:table-cell table:formula="of:=[.J12]*COS([.D12])" office:value-type="float" office:value="0.00172543592428592" calcext:value-type="float">
            <text:p>0.0017254359</text:p>
          </table:table-cell>
          <table:table-cell table:formula="of:=[.J12]*SIN([.D12])" office:value-type="float" office:value="0.000788218419741699" calcext:value-type="float">
            <text:p>0.0007882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1:06:51.292436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3:44:50.256621728</meta:creation-date>
    <dc:date>2016-05-18T03:34:26.735255944</dc:date>
    <meta:editing-duration>PT2H35M51S</meta:editing-duration>
    <meta:editing-cycles>3</meta:editing-cycles>
    <meta:generator>LibreOffice/5.0.5.2$Linux_X86_64 LibreOffice_project/00m0$Build-2</meta:generator>
    <meta:document-statistic meta:table-count="1" meta:cell-count="162" meta:object-count="0"/>
  </office:meta>
</office:document-meta>
</file>